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P4" style:family="paragraph" style:parent-style-name="Standard">
      <style:paragraph-properties fo:line-height="100%" fo:text-align="end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Liberation Serif" fo:font-size="14pt" fo:language="ru" fo:country="RU" officeooo:paragraph-rsid="0019feac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officeooo:rsid="0019feac" officeooo:paragraph-rsid="0019feac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Liberation Serif" fo:font-size="14pt" fo:language="ru" fo:country="RU" style:text-underline-style="none" officeooo:rsid="0019feac" officeooo:paragraph-rsid="0019feac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fo:color="#000000" style:font-name="Liberation Serif" fo:font-size="14pt" officeooo:paragraph-rsid="0019feac"/>
    </style:style>
    <style:style style:name="P11" style:family="paragraph" style:parent-style-name="Standard">
      <style:paragraph-properties fo:line-height="100%" fo:text-align="end" style:justify-single-word="false"/>
      <style:text-properties style:font-name="Liberation Serif" fo:language="ru" fo:country="RU" officeooo:paragraph-rsid="0019feac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iberation Serif" fo:language="ru" fo:country="RU" officeooo:paragraph-rsid="0019feac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19feac" style:font-size-asian="14pt" style:font-size-complex="14pt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2">
      <style:paragraph-properties fo:text-align="center" style:justify-single-word="false" fo:break-before="page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9" style:family="paragraph" style:parent-style-name="Standard">
      <style:paragraph-properties fo:text-align="start" style:justify-single-word="false"/>
      <style:text-properties fo:color="#000000" style:font-name="Droid Sans Mono" fo:font-size="10.5pt" fo:language="ru" fo:country="RU" fo:font-weight="normal" officeooo:rsid="0025b45e" officeooo:paragraph-rsid="0025b45e" fo:background-color="#ffffff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2pt" officeooo:rsid="0025b45e" officeooo:paragraph-rsid="0025b45e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025b45e" officeooo:paragraph-rsid="0025b45e"/>
    </style:style>
    <style:style style:name="P22" style:family="paragraph" style:parent-style-name="Standard" style:master-page-name="First_20_Page">
      <style:paragraph-properties fo:line-height="100%" fo:text-align="center" style:justify-single-word="false" style:page-number="auto"/>
      <style:text-properties fo:color="#000000" style:font-name="Liberation Serif" fo:font-size="14pt" fo:language="ru" fo:country="RU" fo:font-weight="bold" officeooo:paragraph-rsid="0019feac" style:font-size-asian="14pt" style:font-weight-asian="bold" style:font-name-complex="Times New Roman1" style:font-size-complex="14pt"/>
    </style:style>
    <style:style style:name="P23" style:family="paragraph" style:parent-style-name="Text_20_body">
      <style:paragraph-properties fo:text-align="start" style:justify-single-word="false"/>
      <style:text-properties fo:language="ru" fo:country="RU" officeooo:rsid="0025b45e" officeooo:paragraph-rsid="0025b45e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5b45e" officeooo:paragraph-rsid="00274887"/>
    </style:style>
    <style:style style:name="T1" style:family="text">
      <style:text-properties officeooo:rsid="000a7a31"/>
    </style:style>
    <style:style style:name="T2" style:family="text">
      <style:text-properties fo:color="#000000" fo:font-size="14pt" style:font-size-asian="14pt" style:font-name-complex="Times New Roman1" style:font-size-complex="14pt"/>
    </style:style>
    <style:style style:name="T3" style:family="text">
      <style:text-properties fo:color="#000000" fo:font-size="14pt" officeooo:rsid="001b3714" style:font-size-asian="14pt" style:font-name-complex="Times New Roman1" style:font-size-complex="14pt"/>
    </style:style>
    <style:style style:name="T4" style:family="text">
      <style:text-properties fo:color="#000000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5" style:family="text">
      <style:text-properties fo:color="#000000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fo:color="#000000" fo:font-size="14pt" fo:font-weight="bold" officeooo:rsid="0025b45e" style:font-size-asian="14pt" style:font-weight-asian="bold" style:font-name-complex="Times New Roman1" style:font-size-complex="14pt"/>
    </style:style>
    <style:style style:name="T7" style:family="text">
      <style:text-properties fo:color="#000000" fo:language="ru" fo:country="RU" officeooo:rsid="0019feac" style:font-name-complex="Times New Roman1"/>
    </style:style>
    <style:style style:name="T8" style:family="text">
      <style:text-properties fo:color="#000000" fo:font-size="12pt" fo:language="ru" fo:country="RU" officeooo:rsid="0019feac" style:font-size-asian="12pt" style:font-name-complex="Times New Roman1" style:font-size-complex="12pt"/>
    </style:style>
    <style:style style:name="T9" style:family="text">
      <style:text-properties fo:color="#000000" style:font-name="Droid Sans Mono" fo:font-size="10.5pt" fo:font-weight="normal" fo:background-color="#ffffff" loext:char-shading-value="0"/>
    </style:style>
    <style:style style:name="T10" style:family="text">
      <style:text-properties officeooo:rsid="0019feac"/>
    </style:style>
    <style:style style:name="T11" style:family="text">
      <style:text-properties style:text-underline-style="none"/>
    </style:style>
    <style:style style:name="T12" style:family="text">
      <style:text-properties fo:font-variant="normal" fo:text-transform="none" fo:color="#212121" fo:letter-spacing="normal" fo:font-style="normal" fo:font-weight="normal" style:font-size-asian="14pt" style:font-size-complex="14pt"/>
    </style:style>
    <style:style style:name="T13" style:family="text">
      <style:text-properties fo:font-variant="normal" fo:text-transform="none" fo:color="#212121" fo:letter-spacing="normal" fo:font-style="normal" fo:font-weight="normal" officeooo:rsid="0019feac" style:font-size-asian="14pt" style:font-size-complex="14pt"/>
    </style:style>
    <style:style style:name="T14" style:family="text">
      <style:text-properties fo:language="ru" fo:country="RU"/>
    </style:style>
    <style:style style:name="T15" style:family="text">
      <style:text-properties fo:language="ru" fo:country="RU" style:font-size-asian="14pt" style:font-name-complex="Times New Roman1" style:font-size-complex="14pt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font-size="12pt" fo:language="ru" fo:country="RU" officeooo:rsid="0019feac" style:font-size-asian="12pt" style:font-size-complex="12pt"/>
    </style:style>
    <style:style style:name="T18" style:family="text">
      <style:text-properties fo:color="#098658"/>
    </style:style>
    <style:style style:name="T19" style:family="text">
      <style:text-properties fo:color="#098658" style:font-name="Droid Sans Mono" fo:font-size="10.5pt" fo:font-weight="normal" fo:background-color="#ffffff" loext:char-shading-value="0"/>
    </style:style>
    <style:style style:name="T20" style:family="text">
      <style:text-properties officeooo:rsid="00274887"/>
    </style:style>
    <style:style style:name="T21" style:family="text">
      <style:text-properties fo:color="#0000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ОБРНАУКИ РОССИИ</text:p>
      <text:p text:style-name="P8"/>
      <text:p text:style-name="P8">ФЕДЕРАЛЬНОЕ ГОСУДАРСТВЕННОЕ БЮДЖЕТНОЕ ОБРАЗОВАТЕЛЬНОЕ УЧРЕЖДЕНИЕ ВЫСШЕГО ОБРАЗОВАНИЯ «НИЖЕГОРОДСКИЙ ГОСУДАРСТВЕННЫЙ ТЕХНИЧЕСКИЙ УНИВЕРСИТЕТ ИМ. Р.Е. АЛЕКСЕЕВА»</text:p>
      <text:p text:style-name="P8">(НГТУ)</text:p>
      <text:p text:style-name="P5"/>
      <text:p text:style-name="P12"><text:span text:style-name="T2">Институт </text:span><text:span text:style-name="T4">радиоэлектроники и информационных технологий </text:span></text:p>
      <text:p text:style-name="P12"><text:span text:style-name="T2">Кафедра </text:span><text:span text:style-name="T4">«Прикладная математика»</text:span></text:p>
      <text:p text:style-name="P5"/>
      <text:p text:style-name="P5"/>
      <text:p text:style-name="P7">Учебная дисциплина <text:span text:style-name="T11">«Компьютерная графика»</text:span></text:p>
      <text:p text:style-name="P9"/>
      <text:p text:style-name="P12"><text:span text:style-name="T5">Лабораторная работа №</text:span><text:span text:style-name="T6">2</text:span>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>Выполнил:</text:p>
      <text:p text:style-name="P11"><text:span text:style-name="T3">Козловская Анна Сергеевна</text:span><text:span text:style-name="T2">, 19-ПМ-2</text:span></text:p>
      <text:p text:style-name="P4">Проверил:</text:p>
      <text:p text:style-name="P4"><text:span text:style-name="T10">Заведующий</text:span> кафедр<text:span text:style-name="T10">ой</text:span> «<text:span text:style-name="T10">Графические информационные системы</text:span>»</text:p>
      <text:p text:style-name="P10"><text:span text:style-name="T15"><text:s text:c="47"/></text:span><text:span text:style-name="T12">Филинских </text:span><text:span text:style-name="T13">А.Д.</text:span>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5"><text:a xlink:type="simple" xlink:href="#__RefHeading___Toc473_4157206560" text:style-name="Index_20_Link" text:visited-style-name="Index_20_Link">Постановка задачи<text:tab/>3</text:a></text:p>
          <text:p text:style-name="P15"><text:a xlink:type="simple" xlink:href="#__RefHeading___Toc475_4157206560" text:style-name="Index_20_Link" text:visited-style-name="Index_20_Link">Решение задачи<text:tab/>4</text:a></text:p>
          <text:p text:style-name="P15"><text:a xlink:type="simple" xlink:href="#__RefHeading___Toc498_4157206560" text:style-name="Index_20_Link" text:visited-style-name="Index_20_Link">Вывод<text:tab/>8</text:a></text:p>
        </text:index-body>
      </text:table-of-content>
      <text:p text:style-name="P4"/>
      <text:p text:style-name="P4"/>
      <text:h text:style-name="P17" text:outline-level="2"><text:bookmark-start text:name="__RefHeading___Toc473_4157206560"/>Постановка задачи<text:bookmark-end text:name="__RefHeading___Toc473_4157206560"/></text:h>
      <text:p text:style-name="P13"><text:span text:style-name="T7"><text:tab/></text:span><text:span text:style-name="T8">Используя язык Javascript и библиотеку </text:span><text:span text:style-name="T16">Three.js, </text:span><text:span text:style-name="T17">выполнить следующие задачи:</text:span></text:p>
      <text:list xml:id="list2864894708" text:style-name="L1">
        <text:list-item>
          <text:p text:style-name="P20"><text:span text:style-name="T14">Создать Солнце и задать его вращение.</text:span></text:p>
        </text:list-item>
        <text:list-item>
          <text:p text:style-name="P20"><text:span text:style-name="T14">Создать Землю и задать ее вращение вокруг Солнца.</text:span></text:p>
        </text:list-item>
        <text:list-item>
          <text:p text:style-name="P20"><text:span text:style-name="T14">Создать Меркурий и задать его вращение вокруг Солнца.</text:span></text:p>
        </text:list-item>
        <text:list-item>
          <text:p text:style-name="P20"><text:span text:style-name="T14">Создать Венеру и задать ее вращение вокруг Солнца.</text:span></text:p>
        </text:list-item>
        <text:list-item>
          <text:p text:style-name="P20"><text:span text:style-name="T14">Создать Марс и задать его вращение вокруг Солнца.</text:span></text:p>
        </text:list-item>
        <text:list-item>
          <text:p text:style-name="P20"><text:span text:style-name="T14">Изменить значения скорости вращения любой из планет в 2, 5 и 10 раз. Вернуть значения обратно.</text:span></text:p>
        </text:list-item>
        <text:list-item>
          <text:p text:style-name="P20"><text:span text:style-name="T14">Провести изменение параметров отдаления от Солнца по всем осям x, y, z. Проанализировать результаты и вернуть исходные значения.</text:span></text:p>
        </text:list-item>
      </text:list>
      <text:h text:style-name="P17" text:outline-level="2"><text:bookmark-start text:name="__RefHeading___Toc475_4157206560"/>Решение задачи<text:bookmark-end text:name="__RefHeading___Toc475_4157206560"/></text:h>
      <text:p text:style-name="P23"><text:tab/>Сначала с помощью SphereGeometry создаем Солнце с параметрами <text:span text:style-name="T20">(</text:span>2300, 80, 80<text:span text:style-name="T20">)</text:span>. Затем в функции рендеринга с помощью функции rotation задаем вращение Солнца. <text:span text:style-name="T20">Код для создания Солнца выглядит следующим образом:</text:span></text:p>
      <text:p text:style-name="P19"><text:span text:style-name="T21">var</text:span> geometry = <text:span text:style-name="T21">new</text:span> THREE.SphereGeometry(<text:span text:style-name="T18">2300</text:span>, <text:span text:style-name="T18">80</text:span>, <text:span text:style-name="T18">80</text:span>);</text:p>
      <text:p text:style-name="P18"><text:span text:style-name="T21">var</text:span> material = <text:span text:style-name="T21">new</text:span> THREE.MeshNormalMaterial({wireframe: <text:span text:style-name="T21">true</text:span>});</text:p>
      <text:p text:style-name="P18"><text:span text:style-name="T21">var</text:span> sun = <text:span text:style-name="T21">new</text:span> THREE.Mesh(geometry, material);</text:p>
      <text:p text:style-name="P18">scene.add(sun);</text:p>
      <text:p text:style-name="P18"/>
      <text:p text:style-name="P23"><text:s/><text:tab/><text:span text:style-name="T20">А для задания вращения:</text:span></text:p>
      <text:p text:style-name="P21"><text:span text:style-name="T9">sun.rotation.y += </text:span><text:span text:style-name="T19">0.001</text:span><text:span text:style-name="T9">;</text:span></text:p>
      <text:p text:style-name="P21"><text:span text:style-name="T9"/></text:p>
      <text:p text:style-name="P23"><text:tab/><text:span text:style-name="T20">Аналогично</text:span> создаем Землю с параметрами <text:span text:style-name="T20">(</text:span>100, 40, 40<text:span text:style-name="T20">)</text:span>. И в фун<text:span text:style-name="T20">к</text:span>ции рендеринга задаем ее вращение вокруг Солнца с помощью функции position со скоростью вращения 0.1 и отдалением от Солнца 7500. Код выглядит следующим образом:</text:p>
      <text:p text:style-name="P19">earth.position.x = Math.sin(t*<text:span text:style-name="T18">0.1</text:span>)*<text:span text:style-name="T18">7500</text:span>;</text:p>
      <text:p text:style-name="P18">earth.position.z = Math.cos(t*<text:span text:style-name="T18">0.1</text:span>)*<text:span text:style-name="T18">7500</text:span>;</text:p>
      <text:p text:style-name="P23"/>
      <text:p text:style-name="P24"><text:tab/><text:span text:style-name="T20">Аналогичным образом создаем Меркурий с параметрами (60, 20, 20), скоростью вращения 0.3 и отдалением от Солнца на расстояние 4000. Затем создаем Венеру с параметрами (90, 20, 20), скоростью вращения 0.2 и отдалением от Солнца на расстояние 5500. И наконец, создаем Марс с параметрами (80, 20, 20), скоростью вращения 0.08 и отдалением от Солнца на расстояние 8000. Получаем следующую картинку:</text:span></text:p>
      <text:p text:style-name="P24"/>
      <text:h text:style-name="P17" text:outline-level="2"><text:bookmark-start text:name="__RefHeading___Toc498_4157206560"/>Вывод<text:bookmark-end text:name="__RefHeading___Toc498_4157206560"/></text:h>
      <text:p text:style-name="P14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line-height="100%" fo:text-align="end" style:justify-single-word="false"/>
      <style:text-properties fo:color="#000000" style:font-name="Times New Roman" fo:font-size="14pt" officeooo:paragraph-rsid="001a0bd7" style:font-size-asian="14pt" style:font-name-complex="Times New Roman1" style:font-size-complex="14pt"/>
    </style:style>
    <style:style style:name="MP3" style:family="paragraph" style:parent-style-name="Standard">
      <style:paragraph-properties fo:line-height="100%" fo:text-align="center" style:justify-single-word="false"/>
      <style:text-properties fo:color="#000000" style:font-name="Times New Roman" fo:font-size="14pt" fo:language="ru" fo:country="RU" officeooo:paragraph-rsid="001a0bd7" style:font-size-asian="14pt" style:font-name-complex="Times New Roman1" style:font-size-complex="14pt"/>
    </style:style>
    <style:style style:name="MT1" style:family="text">
      <style:text-properties officeooo:rsid="000a7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9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loext:footer-first>
        <text:p text:style-name="MP2"/>
        <text:p text:style-name="MP3">Нижний Новгород</text:p>
        <text:p text:style-name="MP3">202<text:span text:style-name="MT1">2</text:span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0T22:15:43.127006986</meta:creation-date>
    <dc:date>2022-04-18T13:17:54.435609471</dc:date>
    <meta:editing-duration>PT50M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5" meta:paragraph-count="42" meta:word-count="306" meta:character-count="2292" meta:non-whitespace-character-count="1979"/>
  </office:meta>
</office:document-meta>
</file>